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328" officeooo:paragraph-rsid="000c1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diretório foi arrastado para dentro do repositório do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3:13:31.632493983</meta:creation-date>
    <dc:date>2025-01-27T03:15:26.670259564</dc:date>
    <meta:editing-duration>PT1M56S</meta:editing-duration>
    <meta:editing-cycles>1</meta:editing-cycles>
    <meta:document-statistic meta:table-count="0" meta:image-count="0" meta:object-count="0" meta:page-count="1" meta:paragraph-count="1" meta:word-count="10" meta:character-count="66" meta:non-whitespace-character-count="57"/>
    <meta:generator>LibreOffice/24.2.7.2$Linux_X86_64 LibreOffice_project/420$Build-2</meta:generator>
  </office:meta>
</office:document-meta>
</file>